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548a" officeooo:paragraph-rsid="0006548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e83c" officeooo:paragraph-rsid="0009e83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e83c" officeooo:paragraph-rsid="000a8a7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6548a" officeooo:paragraph-rsid="0006548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6548a" officeooo:paragraph-rsid="000826d5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826d5" officeooo:paragraph-rsid="000826d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9e83c" officeooo:paragraph-rsid="000a8a7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a8a76" officeooo:paragraph-rsid="000a8a76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09e83c" officeooo:paragraph-rsid="0009e83c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6548a" officeooo:paragraph-rsid="0006548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826d5" officeooo:paragraph-rsid="000826d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826d5" officeooo:paragraph-rsid="000826d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83c5c" officeooo:paragraph-rsid="00083c5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83c5c" officeooo:paragraph-rsid="0009e83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9e83c" officeooo:paragraph-rsid="0009e83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a8a76" officeooo:paragraph-rsid="000a8a7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b1b70" officeooo:paragraph-rsid="000b1b70" style:font-weight-asian="normal" style:font-weight-complex="normal"/>
    </style:style>
    <style:style style:name="T1" style:family="text">
      <style:text-properties officeooo:rsid="000654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826d5"/>
    </style:style>
    <style:style style:name="T4" style:family="text">
      <style:text-properties style:text-underline-style="none" officeooo:rsid="000a8a76"/>
    </style:style>
    <style:style style:name="T5" style:family="text">
      <style:text-properties officeooo:rsid="000826d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9e83c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6548a"/>
    </style:style>
    <style:style style:name="T10" style:family="text">
      <style:text-properties officeooo:rsid="00083c5c"/>
    </style:style>
    <style:style style:name="T11" style:family="text">
      <style:text-properties officeooo:rsid="000a8a76"/>
    </style:style>
    <style:style style:name="T12" style:family="text">
      <style:text-properties officeooo:rsid="000b1b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etto Web – Database Structure</text:span></text:p>
      <text:p text:style-name="P1"/>
      <text:p text:style-name="P2">Utente</text:p>
      <text:p text:style-name="P5">Id<text:span text:style-name="T2"><text:tab/></text:span><text:span text:style-name="T3">PRIMARY KEY<text:tab/>INTEGER</text:span></text:p>
      <text:p text:style-name="P11">Username<text:tab/><text:span text:style-name="T5">UNIQUE NOT NULL<text:tab/>STRING</text:span></text:p>
      <text:p text:style-name="P11">Email<text:tab/><text:tab/><text:span text:style-name="T5">UNIQUE NOT NULL<text:tab/>STRING</text:span></text:p>
      <text:p text:style-name="P12">Immagine Profilo<text:tab/>STRING (Path)</text:p>
      <text:p text:style-name="P12">Immagine Copertina <text:tab/>STRING (Path)</text:p>
      <text:p text:style-name="P12"/>
      <text:p text:style-name="P12"><text:line-break/><text:span text:style-name="T7">Immagine</text:span></text:p>
      <text:p text:style-name="P6">Id<text:span text:style-name="T2"><text:tab/></text:span><text:span text:style-name="T3">PRIMARY KEY<text:tab/>INTEGER <text:s text:c="86"/></text:span></text:p>
      <text:p text:style-name="P7"><text:span text:style-name="T2">Titolo<text:tab/>STRING</text:span></text:p>
      <text:p text:style-name="P12">Descrizione STRING<text:line-break/>Categoria FOREIGN KEY <text:tab/>INTEGER (<text:span text:style-name="T10">Categoria Immagine.</text:span>Id) ON UPDATE CASCADE</text:p>
      <text:p text:style-name="P12">Path Immagine STRING NOT NULL UNIQUE</text:p>
      <text:p text:style-name="P18">Data di caricamento?</text:p>
      <text:p text:style-name="P12"/>
      <text:p text:style-name="P12"><text:span text:style-name="T7">Categoria Immagine<text:line-break/></text:span><text:span text:style-name="T9">Id</text:span><text:span text:style-name="T1"><text:tab/></text:span>PRIMARY KEY<text:tab/>INTEGER</text:p>
      <text:p text:style-name="P12">Nome Categoria STRING NOT NULL UNIQUE</text:p>
      <text:p text:style-name="P12"/>
      <text:p text:style-name="P14"><text:span text:style-name="T7">Tag</text:span><text:span text:style-name="T8">s-Immagine</text:span></text:p>
      <text:p text:style-name="P16"><text:span text:style-name="T6">Id Immagine</text:span> <text:span text:style-name="T5">FOREIGN KEY <text:tab/>INTEGER</text:span><text:span text:style-name="T6"><text:line-break/>Id Tag</text:span> <text:s/><text:span text:style-name="T5">FOREIGN KEY <text:tab/>INTEGER</text:span></text:p>
      <text:p text:style-name="P16">PRIMARY KEY(Id Immagine, Id Tag)<text:span text:style-name="T6"><text:line-break/></text:span></text:p>
      <text:p text:style-name="P16"/>
      <text:p text:style-name="P15"><text:span text:style-name="T7">Tag</text:span></text:p>
      <text:p text:style-name="P16"><text:span text:style-name="T6">Id Tag</text:span> PRIMARY KEY INTEGER</text:p>
      <text:p text:style-name="P16">Nome Tag <text:s/>STRING UNIQUE NOT NULL </text:p>
      <text:p text:style-name="P16"/>
      <text:p text:style-name="P3">Commento</text:p>
      <text:p text:style-name="P8">Id Commento<text:span text:style-name="T2"> PRIMARY KEY INTEGER</text:span><text:line-break/><text:span text:style-name="T2">Id Utente che ha commentato </text:span><text:span text:style-name="T4">INTERGER FOREIGN KEY</text:span><text:span text:style-name="T2"><text:line-break/>Id </text:span><text:span text:style-name="T4">Immagine del commento <text:s/>INTERGER FOREIGN KEY</text:span></text:p>
      <text:p text:style-name="P9"><text:span text:style-name="T2">Testo Commento STRING NOT NULL</text:span></text:p>
      <text:p text:style-name="P17">(Id commento padre?)</text:p>
      <text:p text:style-name="P18">Data di caricamento?</text:p>
      <text:p text:style-name="P16"><text:s text:c="50"/></text:p>
      <text:p text:style-name="P10"/>
      <text:p text:style-name="P3">Like-Immagine</text:p>
      <text:p text:style-name="P9">Id Utente che ha messo like<text:span text:style-name="T2"> FOREIGN KEY INTEGER</text:span></text:p>
      <text:p text:style-name="P9">Id Immagine a cui l’utente ha messo like<text:span text:style-name="T2"> FOREIGN KEY INTEGER</text:span></text:p>
      <text:p text:style-name="P17">PRIMARY KEY(Id Utente, Id Immagine)</text:p>
      <text:p text:style-name="P17"/>
      <text:p text:style-name="P4">Like-<text:span text:style-name="T11">Commento</text:span></text:p>
      <text:p text:style-name="P9">Id Utente che ha messo like<text:span text:style-name="T2"> FOREIGN KEY INTEGER</text:span></text:p>
      <text:p text:style-name="P9">Id <text:span text:style-name="T12">Commento</text:span> a cui l’utente ha messo like<text:span text:style-name="T2"> FOREIGN KEY INTEGER</text:span></text:p>
      <text:p text:style-name="P17">PRIMARY KEY(Id Utente, Id Immagine) <text:s text:c="96"/></text:p>
      <text:p text:style-name="P16"/>
      <text:p text:style-name="P16"/>
      <text:p text:style-name="P12"><text:soft-page-break/></text:p>
      <text:p text:style-name="P13"><text:s text:c="57"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4:15:03.611445724</meta:creation-date>
    <dc:date>2023-06-04T17:03:54.754036852</dc:date>
    <meta:editing-duration>PT58S</meta:editing-duration>
    <meta:editing-cycles>1</meta:editing-cycles>
    <meta:document-statistic meta:table-count="0" meta:image-count="0" meta:object-count="0" meta:page-count="2" meta:paragraph-count="36" meta:word-count="178" meta:character-count="1428" meta:non-whitespace-character-count="981"/>
    <meta:generator>LibreOffice/7.3.7.2$Linux_X86_64 LibreOffice_project/30$Build-2</meta:generator>
  </office:meta>
</office:document-meta>
</file>